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Set 3.4</text:p>
      <text:p text:style-name="Standard"/>
      <text:p text:style-name="Standard">3.4.36</text:p>
      <text:p text:style-name="Standard"><text:tab/>24(a^3)b^2 + 36 a^2b</text:p>
      <text:p text:style-name="Standard">=b(24a^3b + 36a^2)</text:p>
      <text:p text:style-name="Standard">=(a^2)b(24ab + 36)</text:p>
      <text:p text:style-name="P1"><text:span text:style-name="T1">=6(a^2)b(4ab + 6)</text:span></text:p>
      <text:p text:style-name="P1"><text:span text:style-name="T1"/></text:p>
      <text:p text:style-name="P1"><text:span text:style-name="T1">=</text:span>12(a^2)b(2ab + 3)</text:p>
      <text:p text:style-name="P1"/>
      <text:p text:style-name="P2">3.4.52</text:p>
      <text:p text:style-name="P2"><text:tab/>ax-2x+ay-2y</text:p>
      <text:p text:style-name="P2">=a(x+y)</text:p>
      <text:p text:style-name="P2">=<text:span text:style-name="T2">(a-2)(x-y)</text:span></text:p>
      <text:p text:style-name="P2"><text:span text:style-name="T2"/></text:p>
      <text:p text:style-name="P2">3.4.64</text:p>
      <text:p text:style-name="P2"><text:tab/>2a^2-3bc-2ab+3ac</text:p>
      <text:p text:style-name="P2">=2a(a-b)</text:p>
      <text:p text:style-name="P1"><text:span text:style-name="T1"/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0:19:56</meta:creation-date>
    <meta:document-statistic meta:table-count="0" meta:image-count="0" meta:object-count="0" meta:page-count="1" meta:paragraph-count="14" meta:word-count="27" meta:character-count="180"/>
    <dc:date>2013-10-15T18:47:28</dc:date>
    <meta:editing-duration>P2DT7H31M37S</meta:editing-duration>
    <meta:editing-cycles>1</meta:editing-cycles>
    <meta:generator>OpenOffice.org/3.4.1$Unix OpenOffice.org_project/341m1$Build-9593</meta:generator>
  </office:meta>
</office:document-meta>
</file>